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2.336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USER LOGIN&quot;" style:apply-style-name="Accent_20_1" style:base-cell-address="Events.A1"/>
      <style:map style:condition="cell-content()=&quot;SYSTEM UTILIZATION&quot;" style:apply-style-name="Note" style:base-cell-address="Events.A1"/>
      <style:map style:condition="cell-content()=&quot;USER WAIT&quot;" style:apply-style-name="Bad" style:base-cell-address="Events.A1"/>
      <style:map style:condition="cell-content()=0" style:apply-style-name="Accent" style:base-cell-address="Events.A1"/>
    </style:style>
    <style:style style:name="ce2" style:family="table-cell" style:parent-style-name="Default">
      <style:map style:condition="cell-content()=&quot;None&quot;" style:apply-style-name="Invis" style:base-cell-address="Events.C1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1"/>
        <table:table-column table:style-name="co2" table:default-cell-style-name="Invis"/>
        <table:table-column table:style-name="co3" table:default-cell-style-name="ce2"/>
        <table:table-column table:style-name="co4" table:default-cell-style-name="Invis"/>
        <table:table-column table:style-name="co4" table:default-cell-style-name="Default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8.32482006011657" calcext:value-type="float">
            <text:p>8.324820060116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" calcext:value-type="float">
            <text:p>2</text:p>
          </table:table-cell>
          <table:table-cell office:value-type="float" office:value="8.32482006011657" calcext:value-type="float">
            <text:p>8.3248200601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9.51263407321012" calcext:value-type="float">
            <text:p>9.512634073210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" calcext:value-type="float">
            <text:p>3</text:p>
          </table:table-cell>
          <table:table-cell office:value-type="float" office:value="9.51263407321012" calcext:value-type="float">
            <text:p>9.5126340732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1.1317688026978" calcext:value-type="float">
            <text:p>11.13176880269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" calcext:value-type="float">
            <text:p>4</text:p>
          </table:table-cell>
          <table:table-cell office:value-type="float" office:value="11.1317688026978" calcext:value-type="float">
            <text:p>11.1317688026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2.2829795061183" calcext:value-type="float">
            <text:p>12.28297950611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5" calcext:value-type="float">
            <text:p>5</text:p>
          </table:table-cell>
          <table:table-cell office:value-type="float" office:value="12.2829795061183" calcext:value-type="float">
            <text:p>12.282979506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3.3728045176968" calcext:value-type="float">
            <text:p>13.3728045176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6" calcext:value-type="float">
            <text:p>6</text:p>
          </table:table-cell>
          <table:table-cell office:value-type="float" office:value="13.3728045176968" calcext:value-type="float">
            <text:p>13.3728045176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5.2416551446049" calcext:value-type="float">
            <text:p>15.24165514460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7" calcext:value-type="float">
            <text:p>7</text:p>
          </table:table-cell>
          <table:table-cell office:value-type="float" office:value="15.2416551446049" calcext:value-type="float">
            <text:p>15.2416551446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7.0843665041782" calcext:value-type="float">
            <text:p>17.08436650417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8" calcext:value-type="float">
            <text:p>8</text:p>
          </table:table-cell>
          <table:table-cell office:value-type="float" office:value="17.0843665041782" calcext:value-type="float">
            <text:p>17.084366504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19.0792065544601" calcext:value-type="float">
            <text:p>19.07920655446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9" calcext:value-type="float">
            <text:p>9</text:p>
          </table:table-cell>
          <table:table-cell office:value-type="float" office:value="19.0792065544601" calcext:value-type="float">
            <text:p>19.0792065544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1.3772140391201" calcext:value-type="float">
            <text:p>21.3772140391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0" calcext:value-type="float">
            <text:p>10</text:p>
          </table:table-cell>
          <table:table-cell office:value-type="float" office:value="21.3772140391201" calcext:value-type="float">
            <text:p>21.377214039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" calcext:value-type="float">
            <text:p>3</text:p>
          </table:table-cell>
          <table:table-cell office:value-type="float" office:value="29.512650752748" calcext:value-type="float">
            <text:p>29.512650752748</text:p>
          </table:table-cell>
          <table:table-cell office:value-type="float" office:value="20000.0166795379" calcext:value-type="float">
            <text:p>20000.016679537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9.512650752748" calcext:value-type="float">
            <text:p>29.5126507527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5" calcext:value-type="float">
            <text:p>15</text:p>
          </table:table-cell>
          <table:table-cell office:value-type="float" office:value="29.512650752748" calcext:value-type="float">
            <text:p>29.512650752748</text:p>
          </table:table-cell>
          <table:table-cell office:value-type="float" office:value="1.09032232279341" calcext:value-type="float">
            <text:p>1.09032232279341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29.9806794947155" calcext:value-type="float">
            <text:p>29.98067949471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0.053913404251" calcext:value-type="float">
            <text:p>30.05391340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6" calcext:value-type="float">
            <text:p>16</text:p>
          </table:table-cell>
          <table:table-cell office:value-type="float" office:value="30.053913404251" calcext:value-type="float">
            <text:p>30.053913404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2.3657954798082" calcext:value-type="float">
            <text:p>32.36579547980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2.9402529652894" calcext:value-type="float">
            <text:p>32.9402529652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8" calcext:value-type="float">
            <text:p>18</text:p>
          </table:table-cell>
          <table:table-cell office:value-type="float" office:value="32.9402529652894" calcext:value-type="float">
            <text:p>32.940252965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5" calcext:value-type="float">
            <text:p>5</text:p>
          </table:table-cell>
          <table:table-cell office:value-type="float" office:value="34.1653868453752" calcext:value-type="float">
            <text:p>34.1653868453752</text:p>
          </table:table-cell>
          <table:table-cell office:value-type="float" office:value="21882.4073392569" calcext:value-type="float">
            <text:p>21882.407339256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4.6545315597815" calcext:value-type="float">
            <text:p>34.65453155978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7" calcext:value-type="float">
            <text:p>17</text:p>
          </table:table-cell>
          <table:table-cell office:value-type="float" office:value="34.6545315597815" calcext:value-type="float">
            <text:p>34.6545315597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0884556583347" calcext:value-type="float">
            <text:p>35.0884556583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7" calcext:value-type="float">
            <text:p>7</text:p>
          </table:table-cell>
          <table:table-cell office:value-type="float" office:value="35.2623080026379" calcext:value-type="float">
            <text:p>35.2623080026379</text:p>
          </table:table-cell>
          <table:table-cell office:value-type="float" office:value="20020.652858033" calcext:value-type="float">
            <text:p>20020.65285803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4223284299546" calcext:value-type="float">
            <text:p>35.42232842995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5.5329901594233" calcext:value-type="float">
            <text:p>35.53299015942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0" calcext:value-type="float">
            <text:p>20</text:p>
          </table:table-cell>
          <table:table-cell office:value-type="float" office:value="35.5329901594233" calcext:value-type="float">
            <text:p>35.5329901594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6.3657954798082" calcext:value-type="float">
            <text:p>36.36579547980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6.7355418779075" calcext:value-type="float">
            <text:p>36.73554187790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1" calcext:value-type="float">
            <text:p>21</text:p>
          </table:table-cell>
          <table:table-cell office:value-type="float" office:value="36.7355418779075" calcext:value-type="float">
            <text:p>36.7355418779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7.8462238579681" calcext:value-type="float">
            <text:p>37.846223857968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2" calcext:value-type="float">
            <text:p>22</text:p>
          </table:table-cell>
          <table:table-cell office:value-type="float" office:value="37.8462238579681" calcext:value-type="float">
            <text:p>37.8462238579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8.1594169484491" calcext:value-type="float">
            <text:p>38.15941694844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9" calcext:value-type="float">
            <text:p>19</text:p>
          </table:table-cell>
          <table:table-cell office:value-type="float" office:value="38.1594169484491" calcext:value-type="float">
            <text:p>38.1594169484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9" calcext:value-type="float">
            <text:p>9</text:p>
          </table:table-cell>
          <table:table-cell office:value-type="float" office:value="39.1083682460791" calcext:value-type="float">
            <text:p>39.1083682460791</text:p>
          </table:table-cell>
          <table:table-cell office:value-type="float" office:value="20029.161691619" calcext:value-type="float">
            <text:p>20029.1616916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9.3040012772911" calcext:value-type="float">
            <text:p>39.30400127729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3" calcext:value-type="float">
            <text:p>23</text:p>
          </table:table-cell>
          <table:table-cell office:value-type="float" office:value="39.3040012772911" calcext:value-type="float">
            <text:p>39.304001277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" calcext:value-type="float">
            <text:p>4</text:p>
          </table:table-cell>
          <table:table-cell office:value-type="float" office:value="39.8268572168957" calcext:value-type="float">
            <text:p>39.8268572168957</text:p>
          </table:table-cell>
          <table:table-cell office:value-type="float" office:value="28695.0884141978" calcext:value-type="float">
            <text:p>28695.088414197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39.8268572168957" calcext:value-type="float">
            <text:p>39.8268572168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3" calcext:value-type="float">
            <text:p>13</text:p>
          </table:table-cell>
          <table:table-cell office:value-type="float" office:value="39.8268572168957" calcext:value-type="float">
            <text:p>39.8268572168957</text:p>
          </table:table-cell>
          <table:table-cell office:value-type="float" office:value="14.3158515781165" calcext:value-type="float">
            <text:p>14.315851578116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0" calcext:value-type="float">
            <text:p>10</text:p>
          </table:table-cell>
          <table:table-cell office:value-type="float" office:value="41.3772171908984" calcext:value-type="float">
            <text:p>41.3772171908984</text:p>
          </table:table-cell>
          <table:table-cell office:value-type="float" office:value="20000.0031517782" calcext:value-type="float">
            <text:p>20000.0031517782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3.6466939722492" calcext:value-type="float">
            <text:p>43.64669397224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3.6466939722492" calcext:value-type="float">
            <text:p>43.6466939722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4" calcext:value-type="float">
            <text:p>24</text:p>
          </table:table-cell>
          <table:table-cell office:value-type="float" office:value="43.6466939722492" calcext:value-type="float">
            <text:p>43.646693972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6" calcext:value-type="float">
            <text:p>6</text:p>
          </table:table-cell>
          <table:table-cell office:value-type="float" office:value="48.9789682903343" calcext:value-type="float">
            <text:p>48.9789682903343</text:p>
          </table:table-cell>
          <table:table-cell office:value-type="float" office:value="35606.1637726375" calcext:value-type="float">
            <text:p>35606.163772637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49.8126321235444" calcext:value-type="float">
            <text:p>49.81263212354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5" calcext:value-type="float">
            <text:p>25</text:p>
          </table:table-cell>
          <table:table-cell office:value-type="float" office:value="49.8126321235444" calcext:value-type="float">
            <text:p>49.81263212354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8" calcext:value-type="float">
            <text:p>8</text:p>
          </table:table-cell>
          <table:table-cell office:value-type="float" office:value="51.4029884835482" calcext:value-type="float">
            <text:p>51.4029884835482</text:p>
          </table:table-cell>
          <table:table-cell office:value-type="float" office:value="34318.62197937" calcext:value-type="float">
            <text:p>34318.6219793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0804782840042" calcext:value-type="float">
            <text:p>53.0804782840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1" calcext:value-type="float">
            <text:p>31</text:p>
          </table:table-cell>
          <table:table-cell office:value-type="float" office:value="53.0804782840042" calcext:value-type="float">
            <text:p>53.080478284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8" calcext:value-type="float">
            <text:p>18</text:p>
          </table:table-cell>
          <table:table-cell office:value-type="float" office:value="53.7473785888166" calcext:value-type="float">
            <text:p>53.7473785888166</text:p>
          </table:table-cell>
          <table:table-cell office:value-type="float" office:value="20807.1256235272" calcext:value-type="float">
            <text:p>20807.125623527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" calcext:value-type="float">
            <text:p>1</text:p>
          </table:table-cell>
          <table:table-cell office:value-type="float" office:value="53.8256399371461" calcext:value-type="float">
            <text:p>53.8256399371461</text:p>
          </table:table-cell>
          <table:table-cell office:value-type="float" office:value="46825.6399371461" calcext:value-type="float">
            <text:p>46825.639937146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8256399371461" calcext:value-type="float">
            <text:p>53.82563993714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1" calcext:value-type="float">
            <text:p>11</text:p>
          </table:table-cell>
          <table:table-cell office:value-type="float" office:value="53.8256399371461" calcext:value-type="float">
            <text:p>53.8256399371461</text:p>
          </table:table-cell>
          <table:table-cell office:value-type="float" office:value="30.8449604424306" calcext:value-type="float">
            <text:p>30.844960442430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3.9202980569878" calcext:value-type="float">
            <text:p>53.92029805698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7" calcext:value-type="float">
            <text:p>27</text:p>
          </table:table-cell>
          <table:table-cell office:value-type="float" office:value="53.9202980569878" calcext:value-type="float">
            <text:p>53.92029805698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7" calcext:value-type="float">
            <text:p>17</text:p>
          </table:table-cell>
          <table:table-cell office:value-type="float" office:value="54.6546141275731" calcext:value-type="float">
            <text:p>54.6546141275731</text:p>
          </table:table-cell>
          <table:table-cell office:value-type="float" office:value="20000.0825677916" calcext:value-type="float">
            <text:p>20000.08256779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4.6546141275731" calcext:value-type="float">
            <text:p>54.6546141275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0" calcext:value-type="float">
            <text:p>30</text:p>
          </table:table-cell>
          <table:table-cell office:value-type="float" office:value="54.6546141275731" calcext:value-type="float">
            <text:p>54.6546141275731</text:p>
          </table:table-cell>
          <table:table-cell office:value-type="float" office:value="3.37769903179475" calcext:value-type="float">
            <text:p>3.37769903179475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5.8398137380618" calcext:value-type="float">
            <text:p>55.83981373806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5.8402810396359" calcext:value-type="float">
            <text:p>55.84028103963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9" calcext:value-type="float">
            <text:p>29</text:p>
          </table:table-cell>
          <table:table-cell office:value-type="float" office:value="55.8402810396359" calcext:value-type="float">
            <text:p>55.84028103963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7.2769150957783" calcext:value-type="float">
            <text:p>57.27691509577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5" calcext:value-type="float">
            <text:p>15</text:p>
          </table:table-cell>
          <table:table-cell office:value-type="float" office:value="57.9088911511209" calcext:value-type="float">
            <text:p>57.9088911511209</text:p>
          </table:table-cell>
          <table:table-cell office:value-type="float" office:value="28396.2403983728" calcext:value-type="float">
            <text:p>28396.240398372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7.9088911511209" calcext:value-type="float">
            <text:p>57.90889115112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4" calcext:value-type="float">
            <text:p>14</text:p>
          </table:table-cell>
          <table:table-cell office:value-type="float" office:value="57.9088911511209" calcext:value-type="float">
            <text:p>57.9088911511209</text:p>
          </table:table-cell>
          <table:table-cell office:value-type="float" office:value="30.8204354927862" calcext:value-type="float">
            <text:p>30.820435492786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8.2083230191442" calcext:value-type="float">
            <text:p>58.2083230191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5" calcext:value-type="float">
            <text:p>35</text:p>
          </table:table-cell>
          <table:table-cell office:value-type="float" office:value="58.2083230191442" calcext:value-type="float">
            <text:p>58.208323019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1" calcext:value-type="float">
            <text:p>21</text:p>
          </table:table-cell>
          <table:table-cell office:value-type="float" office:value="59.1931066514596" calcext:value-type="float">
            <text:p>59.1931066514596</text:p>
          </table:table-cell>
          <table:table-cell office:value-type="float" office:value="22457.5647735521" calcext:value-type="float">
            <text:p>22457.5647735521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2982727027164" calcext:value-type="float">
            <text:p>59.29827270271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6746244529383" calcext:value-type="float">
            <text:p>59.67462445293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6" calcext:value-type="float">
            <text:p>36</text:p>
          </table:table-cell>
          <table:table-cell office:value-type="float" office:value="59.6746244529383" calcext:value-type="float">
            <text:p>59.6746244529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59.708139171823" calcext:value-type="float">
            <text:p>59.7081391718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2" calcext:value-type="float">
            <text:p>32</text:p>
          </table:table-cell>
          <table:table-cell office:value-type="float" office:value="59.708139171823" calcext:value-type="float">
            <text:p>59.708139171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6" calcext:value-type="float">
            <text:p>16</text:p>
          </table:table-cell>
          <table:table-cell office:value-type="float" office:value="60.4367925940565" calcext:value-type="float">
            <text:p>60.4367925940565</text:p>
          </table:table-cell>
          <table:table-cell office:value-type="float" office:value="30382.8791898055" calcext:value-type="float">
            <text:p>30382.879189805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0.9467043648304" calcext:value-type="float">
            <text:p>60.94670436483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7" calcext:value-type="float">
            <text:p>37</text:p>
          </table:table-cell>
          <table:table-cell office:value-type="float" office:value="60.9467043648304" calcext:value-type="float">
            <text:p>60.9467043648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2.0922238630582" calcext:value-type="float">
            <text:p>62.09222386305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3.3272281386838" calcext:value-type="float">
            <text:p>63.32722813868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39" calcext:value-type="float">
            <text:p>39</text:p>
          </table:table-cell>
          <table:table-cell office:value-type="float" office:value="63.3272281386838" calcext:value-type="float">
            <text:p>63.3272281386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3" calcext:value-type="float">
            <text:p>23</text:p>
          </table:table-cell>
          <table:table-cell office:value-type="float" office:value="63.5911374382457" calcext:value-type="float">
            <text:p>63.5911374382457</text:p>
          </table:table-cell>
          <table:table-cell office:value-type="float" office:value="24287.1361609546" calcext:value-type="float">
            <text:p>24287.136160954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4" calcext:value-type="float">
            <text:p>24</text:p>
          </table:table-cell>
          <table:table-cell office:value-type="float" office:value="63.6493823078403" calcext:value-type="float">
            <text:p>63.6493823078403</text:p>
          </table:table-cell>
          <table:table-cell office:value-type="float" office:value="20002.6883355912" calcext:value-type="float">
            <text:p>20002.68833559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4.5897883144191" calcext:value-type="float">
            <text:p>64.58978831441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40" calcext:value-type="float">
            <text:p>40</text:p>
          </table:table-cell>
          <table:table-cell office:value-type="float" office:value="64.5897883144191" calcext:value-type="float">
            <text:p>64.5897883144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3" calcext:value-type="float">
            <text:p>13</text:p>
          </table:table-cell>
          <table:table-cell office:value-type="float" office:value="64.9664640031534" calcext:value-type="float">
            <text:p>64.9664640031534</text:p>
          </table:table-cell>
          <table:table-cell office:value-type="float" office:value="25139.6067862577" calcext:value-type="float">
            <text:p>25139.606786257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4.9664640031534" calcext:value-type="float">
            <text:p>64.96646400315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26" calcext:value-type="float">
            <text:p>26</text:p>
          </table:table-cell>
          <table:table-cell office:value-type="float" office:value="64.9664640031534" calcext:value-type="float">
            <text:p>64.9664640031534</text:p>
          </table:table-cell>
          <table:table-cell office:value-type="float" office:value="19.1266502650915" calcext:value-type="float">
            <text:p>19.1266502650915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3b21cce2-bb95-45f4-8f0b-8a4577099961</text:p>
          </table:table-cell>
          <table:table-cell office:value-type="string" calcext:value-type="string">
            <text:p>None</text:p>
          </table:table-cell>
          <table:table-cell office:value-type="float" office:value="65.1248917810109" calcext:value-type="float">
            <text:p>65.12489178101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3b21cce2-bb95-45f4-8f0b-8a4577099961</text:p>
          </table:table-cell>
          <table:table-cell office:value-type="float" office:value="19" calcext:value-type="float">
            <text:p>19</text:p>
          </table:table-cell>
          <table:table-cell office:value-type="float" office:value="65.2667838614969" calcext:value-type="float">
            <text:p>65.2667838614969</text:p>
          </table:table-cell>
          <table:table-cell office:value-type="float" office:value="27107.3669130477" calcext:value-type="float">
            <text:p>27107.3669130477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.18678819334373" calcext:value-type="float">
            <text:p>5.186788193343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" calcext:value-type="float">
            <text:p>2</text:p>
          </table:table-cell>
          <table:table-cell office:value-type="float" office:value="5.18678819334373" calcext:value-type="float">
            <text:p>5.18678819334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.79533902413216" calcext:value-type="float">
            <text:p>6.79533902413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" calcext:value-type="float">
            <text:p>3</text:p>
          </table:table-cell>
          <table:table-cell office:value-type="float" office:value="6.79533902413216" calcext:value-type="float">
            <text:p>6.7953390241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8.56594968125893" calcext:value-type="float">
            <text:p>8.565949681258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" calcext:value-type="float">
            <text:p>4</text:p>
          </table:table-cell>
          <table:table-cell office:value-type="float" office:value="8.56594968125893" calcext:value-type="float">
            <text:p>8.5659496812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9.59866134952918" calcext:value-type="float">
            <text:p>9.598661349529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5" calcext:value-type="float">
            <text:p>5</text:p>
          </table:table-cell>
          <table:table-cell office:value-type="float" office:value="9.59866134952918" calcext:value-type="float">
            <text:p>9.5986613495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1.1281841825865" calcext:value-type="float">
            <text:p>11.12818418258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6" calcext:value-type="float">
            <text:p>6</text:p>
          </table:table-cell>
          <table:table-cell office:value-type="float" office:value="11.1281841825865" calcext:value-type="float">
            <text:p>11.1281841825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2.8508654590292" calcext:value-type="float">
            <text:p>12.85086545902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7" calcext:value-type="float">
            <text:p>7</text:p>
          </table:table-cell>
          <table:table-cell office:value-type="float" office:value="12.8508654590292" calcext:value-type="float">
            <text:p>12.850865459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4.7960608324967" calcext:value-type="float">
            <text:p>14.79606083249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8" calcext:value-type="float">
            <text:p>8</text:p>
          </table:table-cell>
          <table:table-cell office:value-type="float" office:value="14.7960608324967" calcext:value-type="float">
            <text:p>14.7960608324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7.4878883869832" calcext:value-type="float">
            <text:p>17.48788838698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7.4878883869832" calcext:value-type="float">
            <text:p>17.4878883869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9" calcext:value-type="float">
            <text:p>9</text:p>
          </table:table-cell>
          <table:table-cell office:value-type="float" office:value="17.4878883869832" calcext:value-type="float">
            <text:p>17.4878883869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18.5805169819695" calcext:value-type="float">
            <text:p>18.5805169819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0" calcext:value-type="float">
            <text:p>10</text:p>
          </table:table-cell>
          <table:table-cell office:value-type="float" office:value="18.5805169819695" calcext:value-type="float">
            <text:p>18.580516981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" calcext:value-type="float">
            <text:p>1</text:p>
          </table:table-cell>
          <table:table-cell office:value-type="float" office:value="24.1576076740831" calcext:value-type="float">
            <text:p>24.1576076740831</text:p>
          </table:table-cell>
          <table:table-cell office:value-type="float" office:value="20157.6076740831" calcext:value-type="float">
            <text:p>20157.607674083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4.6259411220304" calcext:value-type="float">
            <text:p>24.62594112203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4" calcext:value-type="float">
            <text:p>14</text:p>
          </table:table-cell>
          <table:table-cell office:value-type="float" office:value="24.6259411220304" calcext:value-type="float">
            <text:p>24.625941122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8.0130006284877" calcext:value-type="float">
            <text:p>28.0130006284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8.4071195570893" calcext:value-type="float">
            <text:p>28.40711955708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7" calcext:value-type="float">
            <text:p>17</text:p>
          </table:table-cell>
          <table:table-cell office:value-type="float" office:value="28.4071195570893" calcext:value-type="float">
            <text:p>28.407119557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" calcext:value-type="float">
            <text:p>3</text:p>
          </table:table-cell>
          <table:table-cell office:value-type="float" office:value="28.4363221568006" calcext:value-type="float">
            <text:p>28.4363221568006</text:p>
          </table:table-cell>
          <table:table-cell office:value-type="float" office:value="21640.9831326684" calcext:value-type="float">
            <text:p>21640.983132668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29.4762614245215" calcext:value-type="float">
            <text:p>29.47626142452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3" calcext:value-type="float">
            <text:p>13</text:p>
          </table:table-cell>
          <table:table-cell office:value-type="float" office:value="29.4762614245215" calcext:value-type="float">
            <text:p>29.47626142452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1.8081933820351" calcext:value-type="float">
            <text:p>31.8081933820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5" calcext:value-type="float">
            <text:p>5</text:p>
          </table:table-cell>
          <table:table-cell office:value-type="float" office:value="31.8629057964179" calcext:value-type="float">
            <text:p>31.8629057964179</text:p>
          </table:table-cell>
          <table:table-cell office:value-type="float" office:value="22264.2444468887" calcext:value-type="float">
            <text:p>22264.244446888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2.2079360865651" calcext:value-type="float">
            <text:p>32.20793608656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6" calcext:value-type="float">
            <text:p>16</text:p>
          </table:table-cell>
          <table:table-cell office:value-type="float" office:value="32.2079360865651" calcext:value-type="float">
            <text:p>32.2079360865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2.2733143531785" calcext:value-type="float">
            <text:p>32.27331435317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8" calcext:value-type="float">
            <text:p>18</text:p>
          </table:table-cell>
          <table:table-cell office:value-type="float" office:value="32.2733143531785" calcext:value-type="float">
            <text:p>32.2733143531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1408696447782" calcext:value-type="float">
            <text:p>33.14086964477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7" calcext:value-type="float">
            <text:p>7</text:p>
          </table:table-cell>
          <table:table-cell office:value-type="float" office:value="33.2177304246272" calcext:value-type="float">
            <text:p>33.2177304246272</text:p>
          </table:table-cell>
          <table:table-cell office:value-type="float" office:value="20366.864965598" calcext:value-type="float">
            <text:p>20366.86496559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2661293915488" calcext:value-type="float">
            <text:p>33.26612939154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0" calcext:value-type="float">
            <text:p>20</text:p>
          </table:table-cell>
          <table:table-cell office:value-type="float" office:value="33.2661293915488" calcext:value-type="float">
            <text:p>33.2661293915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3.5384674571402" calcext:value-type="float">
            <text:p>33.53846745714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9" calcext:value-type="float">
            <text:p>19</text:p>
          </table:table-cell>
          <table:table-cell office:value-type="float" office:value="33.5384674571402" calcext:value-type="float">
            <text:p>33.5384674571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" calcext:value-type="float">
            <text:p>4</text:p>
          </table:table-cell>
          <table:table-cell office:value-type="float" office:value="35.734454906938" calcext:value-type="float">
            <text:p>35.734454906938</text:p>
          </table:table-cell>
          <table:table-cell office:value-type="float" office:value="27168.5052256791" calcext:value-type="float">
            <text:p>27168.505225679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6.6507089674827" calcext:value-type="float">
            <text:p>36.65070896748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2" calcext:value-type="float">
            <text:p>22</text:p>
          </table:table-cell>
          <table:table-cell office:value-type="float" office:value="36.6507089674827" calcext:value-type="float">
            <text:p>36.6507089674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6" calcext:value-type="float">
            <text:p>6</text:p>
          </table:table-cell>
          <table:table-cell office:value-type="float" office:value="37.2871005361018" calcext:value-type="float">
            <text:p>37.2871005361018</text:p>
          </table:table-cell>
          <table:table-cell office:value-type="float" office:value="26158.9163535153" calcext:value-type="float">
            <text:p>26158.916353515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8.4870538987095" calcext:value-type="float">
            <text:p>38.4870538987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3" calcext:value-type="float">
            <text:p>23</text:p>
          </table:table-cell>
          <table:table-cell office:value-type="float" office:value="38.4870538987095" calcext:value-type="float">
            <text:p>38.4870538987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" calcext:value-type="float">
            <text:p>2</text:p>
          </table:table-cell>
          <table:table-cell office:value-type="float" office:value="38.6048157166521" calcext:value-type="float">
            <text:p>38.6048157166521</text:p>
          </table:table-cell>
          <table:table-cell office:value-type="float" office:value="33418.0275233084" calcext:value-type="float">
            <text:p>33418.027523308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8.6048157166521" calcext:value-type="float">
            <text:p>38.6048157166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1" calcext:value-type="float">
            <text:p>11</text:p>
          </table:table-cell>
          <table:table-cell office:value-type="float" office:value="38.6048157166521" calcext:value-type="float">
            <text:p>38.6048157166521</text:p>
          </table:table-cell>
          <table:table-cell office:value-type="float" office:value="18.5918150881644" calcext:value-type="float">
            <text:p>18.591815088164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0" calcext:value-type="float">
            <text:p>10</text:p>
          </table:table-cell>
          <table:table-cell office:value-type="float" office:value="38.6549114701843" calcext:value-type="float">
            <text:p>38.6549114701843</text:p>
          </table:table-cell>
          <table:table-cell office:value-type="float" office:value="20074.3944882148" calcext:value-type="float">
            <text:p>20074.394488214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39.5252256405068" calcext:value-type="float">
            <text:p>39.5252256405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1" calcext:value-type="float">
            <text:p>21</text:p>
          </table:table-cell>
          <table:table-cell office:value-type="float" office:value="39.5252256405068" calcext:value-type="float">
            <text:p>39.5252256405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4.1967395639385" calcext:value-type="float">
            <text:p>44.19673956393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9" calcext:value-type="float">
            <text:p>9</text:p>
          </table:table-cell>
          <table:table-cell office:value-type="float" office:value="44.5569490407488" calcext:value-type="float">
            <text:p>44.5569490407488</text:p>
          </table:table-cell>
          <table:table-cell office:value-type="float" office:value="27069.0606537656" calcext:value-type="float">
            <text:p>27069.060653765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4.7580948545184" calcext:value-type="float">
            <text:p>44.758094854518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6" calcext:value-type="float">
            <text:p>26</text:p>
          </table:table-cell>
          <table:table-cell office:value-type="float" office:value="44.7580948545184" calcext:value-type="float">
            <text:p>44.7580948545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45.8472948030133" calcext:value-type="float">
            <text:p>45.8472948030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7" calcext:value-type="float">
            <text:p>27</text:p>
          </table:table-cell>
          <table:table-cell office:value-type="float" office:value="45.8472948030133" calcext:value-type="float">
            <text:p>45.847294803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2.2062075596538" calcext:value-type="float">
            <text:p>52.20620755965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7" calcext:value-type="float">
            <text:p>17</text:p>
          </table:table-cell>
          <table:table-cell office:value-type="float" office:value="52.7169081892514" calcext:value-type="float">
            <text:p>52.7169081892514</text:p>
          </table:table-cell>
          <table:table-cell office:value-type="float" office:value="24309.788632162" calcext:value-type="float">
            <text:p>24309.788632162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3" calcext:value-type="float">
            <text:p>13</text:p>
          </table:table-cell>
          <table:table-cell office:value-type="float" office:value="52.7243762268996" calcext:value-type="float">
            <text:p>52.7243762268996</text:p>
          </table:table-cell>
          <table:table-cell office:value-type="float" office:value="23248.1148023781" calcext:value-type="float">
            <text:p>23248.114802378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2.7243762268996" calcext:value-type="float">
            <text:p>52.724376226899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5" calcext:value-type="float">
            <text:p>15</text:p>
          </table:table-cell>
          <table:table-cell office:value-type="float" office:value="52.7243762268996" calcext:value-type="float">
            <text:p>52.7243762268996</text:p>
          </table:table-cell>
          <table:table-cell office:value-type="float" office:value="26.5835065821213" calcext:value-type="float">
            <text:p>26.5835065821213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0" calcext:value-type="float">
            <text:p>20</text:p>
          </table:table-cell>
          <table:table-cell office:value-type="float" office:value="53.5907619907768" calcext:value-type="float">
            <text:p>53.5907619907768</text:p>
          </table:table-cell>
          <table:table-cell office:value-type="float" office:value="20324.632599228" calcext:value-type="float">
            <text:p>20324.632599228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4.8322302924892" calcext:value-type="float">
            <text:p>54.83223029248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4.8322302924892" calcext:value-type="float">
            <text:p>54.83223029248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8" calcext:value-type="float">
            <text:p>28</text:p>
          </table:table-cell>
          <table:table-cell office:value-type="float" office:value="54.8322302924892" calcext:value-type="float">
            <text:p>54.8322302924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6" calcext:value-type="float">
            <text:p>16</text:p>
          </table:table-cell>
          <table:table-cell office:value-type="float" office:value="55.7050759854226" calcext:value-type="float">
            <text:p>55.7050759854226</text:p>
          </table:table-cell>
          <table:table-cell office:value-type="float" office:value="23497.1398988576" calcext:value-type="float">
            <text:p>23497.139898857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8" calcext:value-type="float">
            <text:p>18</text:p>
          </table:table-cell>
          <table:table-cell office:value-type="float" office:value="56.054200676942" calcext:value-type="float">
            <text:p>56.054200676942</text:p>
          </table:table-cell>
          <table:table-cell office:value-type="float" office:value="23780.8863237635" calcext:value-type="float">
            <text:p>23780.886323763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6.087963317454" calcext:value-type="float">
            <text:p>56.0879633174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9" calcext:value-type="float">
            <text:p>29</text:p>
          </table:table-cell>
          <table:table-cell office:value-type="float" office:value="56.087963317454" calcext:value-type="float">
            <text:p>56.087963317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9" calcext:value-type="float">
            <text:p>19</text:p>
          </table:table-cell>
          <table:table-cell office:value-type="float" office:value="56.3326671676665" calcext:value-type="float">
            <text:p>56.3326671676665</text:p>
          </table:table-cell>
          <table:table-cell office:value-type="float" office:value="22794.1997105263" calcext:value-type="float">
            <text:p>22794.199710526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7.3684432305075" calcext:value-type="float">
            <text:p>57.36844323050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0" calcext:value-type="float">
            <text:p>30</text:p>
          </table:table-cell>
          <table:table-cell office:value-type="float" office:value="57.3684432305075" calcext:value-type="float">
            <text:p>57.3684432305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8.8237031287088" calcext:value-type="float">
            <text:p>58.82370312870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1" calcext:value-type="float">
            <text:p>31</text:p>
          </table:table-cell>
          <table:table-cell office:value-type="float" office:value="58.8237031287088" calcext:value-type="float">
            <text:p>58.8237031287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1" calcext:value-type="float">
            <text:p>11</text:p>
          </table:table-cell>
          <table:table-cell office:value-type="float" office:value="59.3266357453168" calcext:value-type="float">
            <text:p>59.3266357453168</text:p>
          </table:table-cell>
          <table:table-cell office:value-type="float" office:value="20721.8200286647" calcext:value-type="float">
            <text:p>20721.820028664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59.3266357453168" calcext:value-type="float">
            <text:p>59.32663574531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4" calcext:value-type="float">
            <text:p>24</text:p>
          </table:table-cell>
          <table:table-cell office:value-type="float" office:value="59.3266357453168" calcext:value-type="float">
            <text:p>59.3266357453168</text:p>
          </table:table-cell>
          <table:table-cell office:value-type="float" office:value="19.1298961813783" calcext:value-type="float">
            <text:p>19.129896181378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0.8614440851503" calcext:value-type="float">
            <text:p>60.86144408515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2" calcext:value-type="float">
            <text:p>32</text:p>
          </table:table-cell>
          <table:table-cell office:value-type="float" office:value="60.8614440851503" calcext:value-type="float">
            <text:p>60.861444085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2.0211180561841" calcext:value-type="float">
            <text:p>62.0211180561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3" calcext:value-type="float">
            <text:p>33</text:p>
          </table:table-cell>
          <table:table-cell office:value-type="float" office:value="62.0211180561841" calcext:value-type="float">
            <text:p>62.021118056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2" calcext:value-type="float">
            <text:p>22</text:p>
          </table:table-cell>
          <table:table-cell office:value-type="float" office:value="64.0627931268346" calcext:value-type="float">
            <text:p>64.0627931268346</text:p>
          </table:table-cell>
          <table:table-cell office:value-type="float" office:value="27412.0841593518" calcext:value-type="float">
            <text:p>27412.084159351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4.0627931268346" calcext:value-type="float">
            <text:p>64.06279312683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5" calcext:value-type="float">
            <text:p>25</text:p>
          </table:table-cell>
          <table:table-cell office:value-type="float" office:value="64.0627931268346" calcext:value-type="float">
            <text:p>64.0627931268346</text:p>
          </table:table-cell>
          <table:table-cell office:value-type="float" office:value="20.8565855671807" calcext:value-type="float">
            <text:p>20.856585567180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4" calcext:value-type="float">
            <text:p>14</text:p>
          </table:table-cell>
          <table:table-cell office:value-type="float" office:value="64.4430326949182" calcext:value-type="float">
            <text:p>64.4430326949182</text:p>
          </table:table-cell>
          <table:table-cell office:value-type="float" office:value="39817.0915728878" calcext:value-type="float">
            <text:p>39817.091572887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4.4430326949182" calcext:value-type="float">
            <text:p>64.44303269491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2" calcext:value-type="float">
            <text:p>12</text:p>
          </table:table-cell>
          <table:table-cell office:value-type="float" office:value="64.4430326949182" calcext:value-type="float">
            <text:p>64.4430326949182</text:p>
          </table:table-cell>
          <table:table-cell office:value-type="float" office:value="42.6348393128831" calcext:value-type="float">
            <text:p>42.6348393128831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7" calcext:value-type="float">
            <text:p>27</text:p>
          </table:table-cell>
          <table:table-cell office:value-type="float" office:value="66.4781916004047" calcext:value-type="float">
            <text:p>66.4781916004047</text:p>
          </table:table-cell>
          <table:table-cell office:value-type="float" office:value="20630.8967973914" calcext:value-type="float">
            <text:p>20630.89679739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67.1009114826054" calcext:value-type="float">
            <text:p>67.1009114826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7" calcext:value-type="float">
            <text:p>37</text:p>
          </table:table-cell>
          <table:table-cell office:value-type="float" office:value="67.1009114826054" calcext:value-type="float">
            <text:p>67.1009114826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1392950829091" calcext:value-type="float">
            <text:p>71.13929508290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26" calcext:value-type="float">
            <text:p>26</text:p>
          </table:table-cell>
          <table:table-cell office:value-type="float" office:value="71.8515837447693" calcext:value-type="float">
            <text:p>71.8515837447693</text:p>
          </table:table-cell>
          <table:table-cell office:value-type="float" office:value="27093.488890251" calcext:value-type="float">
            <text:p>27093.48889025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9486145595964" calcext:value-type="float">
            <text:p>71.94861455959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40" calcext:value-type="float">
            <text:p>40</text:p>
          </table:table-cell>
          <table:table-cell office:value-type="float" office:value="71.9486145595964" calcext:value-type="float">
            <text:p>71.9486145595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1.9953731146852" calcext:value-type="float">
            <text:p>71.99537311468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15" calcext:value-type="float">
            <text:p>15</text:p>
          </table:table-cell>
          <table:table-cell office:value-type="float" office:value="72.7245119154115" calcext:value-type="float">
            <text:p>72.7245119154115</text:p>
          </table:table-cell>
          <table:table-cell office:value-type="float" office:value="20000.1356885119" calcext:value-type="float">
            <text:p>20000.13568851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2.7245119154115" calcext:value-type="float">
            <text:p>72.72451191541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5" calcext:value-type="float">
            <text:p>35</text:p>
          </table:table-cell>
          <table:table-cell office:value-type="float" office:value="72.7245119154115" calcext:value-type="float">
            <text:p>72.7245119154115</text:p>
          </table:table-cell>
          <table:table-cell office:value-type="float" office:value="8.32220467081135" calcext:value-type="float">
            <text:p>8.3222046708113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e0a2101c-8176-460f-8723-20f17e510ad0</text:p>
          </table:table-cell>
          <table:table-cell office:value-type="string" calcext:value-type="string">
            <text:p>None</text:p>
          </table:table-cell>
          <table:table-cell office:value-type="float" office:value="73.2179442591853" calcext:value-type="float">
            <text:p>73.21794425918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e0a2101c-8176-460f-8723-20f17e510ad0</text:p>
          </table:table-cell>
          <table:table-cell office:value-type="float" office:value="38" calcext:value-type="float">
            <text:p>38</text:p>
          </table:table-cell>
          <table:table-cell office:value-type="float" office:value="73.2179442591853" calcext:value-type="float">
            <text:p>73.2179442591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4.5674587800226" calcext:value-type="float">
            <text:p>14.56745878002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4.5674587800226" calcext:value-type="float">
            <text:p>14.5674587800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" calcext:value-type="float">
            <text:p>2</text:p>
          </table:table-cell>
          <table:table-cell office:value-type="float" office:value="14.5674587800226" calcext:value-type="float">
            <text:p>14.567458780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6.9734583802267" calcext:value-type="float">
            <text:p>16.97345838022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" calcext:value-type="float">
            <text:p>3</text:p>
          </table:table-cell>
          <table:table-cell office:value-type="float" office:value="16.9734583802267" calcext:value-type="float">
            <text:p>16.973458380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8.0064365794459" calcext:value-type="float">
            <text:p>18.00643657944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" calcext:value-type="float">
            <text:p>4</text:p>
          </table:table-cell>
          <table:table-cell office:value-type="float" office:value="18.0064365794459" calcext:value-type="float">
            <text:p>18.0064365794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19.462452240184" calcext:value-type="float">
            <text:p>19.4624522401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5" calcext:value-type="float">
            <text:p>5</text:p>
          </table:table-cell>
          <table:table-cell office:value-type="float" office:value="19.462452240184" calcext:value-type="float">
            <text:p>19.46245224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0.9230623910308" calcext:value-type="float">
            <text:p>20.92306239103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6" calcext:value-type="float">
            <text:p>6</text:p>
          </table:table-cell>
          <table:table-cell office:value-type="float" office:value="20.9230623910308" calcext:value-type="float">
            <text:p>20.923062391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2.6933398886996" calcext:value-type="float">
            <text:p>22.69333988869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7" calcext:value-type="float">
            <text:p>7</text:p>
          </table:table-cell>
          <table:table-cell office:value-type="float" office:value="22.6933398886996" calcext:value-type="float">
            <text:p>22.6933398886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4.2052262240165" calcext:value-type="float">
            <text:p>24.20522622401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8" calcext:value-type="float">
            <text:p>8</text:p>
          </table:table-cell>
          <table:table-cell office:value-type="float" office:value="24.2052262240165" calcext:value-type="float">
            <text:p>24.205226224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6.6137590715326" calcext:value-type="float">
            <text:p>26.61375907153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9" calcext:value-type="float">
            <text:p>9</text:p>
          </table:table-cell>
          <table:table-cell office:value-type="float" office:value="26.6137590715326" calcext:value-type="float">
            <text:p>26.6137590715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" calcext:value-type="float">
            <text:p>1</text:p>
          </table:table-cell>
          <table:table-cell office:value-type="float" office:value="27.9652890172341" calcext:value-type="float">
            <text:p>27.9652890172341</text:p>
          </table:table-cell>
          <table:table-cell office:value-type="float" office:value="25965.2890172341" calcext:value-type="float">
            <text:p>25965.289017234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28.1519298282772" calcext:value-type="float">
            <text:p>28.15192982827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0" calcext:value-type="float">
            <text:p>10</text:p>
          </table:table-cell>
          <table:table-cell office:value-type="float" office:value="28.1519298282772" calcext:value-type="float">
            <text:p>28.151929828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33.1109146186833" calcext:value-type="float">
            <text:p>33.11091461868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1" calcext:value-type="float">
            <text:p>11</text:p>
          </table:table-cell>
          <table:table-cell office:value-type="float" office:value="33.1109146186833" calcext:value-type="float">
            <text:p>33.1109146186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" calcext:value-type="float">
            <text:p>4</text:p>
          </table:table-cell>
          <table:table-cell office:value-type="float" office:value="40.7460335481453" calcext:value-type="float">
            <text:p>40.7460335481453</text:p>
          </table:table-cell>
          <table:table-cell office:value-type="float" office:value="22739.5969686994" calcext:value-type="float">
            <text:p>22739.596968699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1.2528007687289" calcext:value-type="float">
            <text:p>41.2528007687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1.8958452700336" calcext:value-type="float">
            <text:p>41.89584527003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2.0289778421038" calcext:value-type="float">
            <text:p>42.028977842103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6" calcext:value-type="float">
            <text:p>16</text:p>
          </table:table-cell>
          <table:table-cell office:value-type="float" office:value="42.0289778421038" calcext:value-type="float">
            <text:p>42.028977842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3.0478680503637" calcext:value-type="float">
            <text:p>43.04786805036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4" calcext:value-type="float">
            <text:p>14</text:p>
          </table:table-cell>
          <table:table-cell office:value-type="float" office:value="43.0478680503637" calcext:value-type="float">
            <text:p>43.0478680503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5" calcext:value-type="float">
            <text:p>5</text:p>
          </table:table-cell>
          <table:table-cell office:value-type="float" office:value="43.0749482102466" calcext:value-type="float">
            <text:p>43.0749482102466</text:p>
          </table:table-cell>
          <table:table-cell office:value-type="float" office:value="23612.4959700625" calcext:value-type="float">
            <text:p>23612.495970062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7" calcext:value-type="float">
            <text:p>7</text:p>
          </table:table-cell>
          <table:table-cell office:value-type="float" office:value="43.0771722642358" calcext:value-type="float">
            <text:p>43.0771722642358</text:p>
          </table:table-cell>
          <table:table-cell office:value-type="float" office:value="20383.8323755362" calcext:value-type="float">
            <text:p>20383.832375536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4.1613204309154" calcext:value-type="float">
            <text:p>44.161320430915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7" calcext:value-type="float">
            <text:p>17</text:p>
          </table:table-cell>
          <table:table-cell office:value-type="float" office:value="44.1613204309154" calcext:value-type="float">
            <text:p>44.161320430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" calcext:value-type="float">
            <text:p>3</text:p>
          </table:table-cell>
          <table:table-cell office:value-type="float" office:value="44.3786867736997" calcext:value-type="float">
            <text:p>44.3786867736997</text:p>
          </table:table-cell>
          <table:table-cell office:value-type="float" office:value="27405.228393473" calcext:value-type="float">
            <text:p>27405.22839347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6.2271162347565" calcext:value-type="float">
            <text:p>46.22711623475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5" calcext:value-type="float">
            <text:p>15</text:p>
          </table:table-cell>
          <table:table-cell office:value-type="float" office:value="46.2271162347565" calcext:value-type="float">
            <text:p>46.22711623475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9" calcext:value-type="float">
            <text:p>9</text:p>
          </table:table-cell>
          <table:table-cell office:value-type="float" office:value="46.6151909664309" calcext:value-type="float">
            <text:p>46.6151909664309</text:p>
          </table:table-cell>
          <table:table-cell office:value-type="float" office:value="20001.4318948983" calcext:value-type="float">
            <text:p>20001.431894898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48.1139643411331" calcext:value-type="float">
            <text:p>48.113964341133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8" calcext:value-type="float">
            <text:p>18</text:p>
          </table:table-cell>
          <table:table-cell office:value-type="float" office:value="48.1139643411331" calcext:value-type="float">
            <text:p>48.113964341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1.6920770335145" calcext:value-type="float">
            <text:p>51.692077033514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9" calcext:value-type="float">
            <text:p>19</text:p>
          </table:table-cell>
          <table:table-cell office:value-type="float" office:value="51.6920770335145" calcext:value-type="float">
            <text:p>51.6920770335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2.9024407073581" calcext:value-type="float">
            <text:p>52.9024407073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0" calcext:value-type="float">
            <text:p>20</text:p>
          </table:table-cell>
          <table:table-cell office:value-type="float" office:value="52.9024407073581" calcext:value-type="float">
            <text:p>52.9024407073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0" calcext:value-type="float">
            <text:p>10</text:p>
          </table:table-cell>
          <table:table-cell office:value-type="float" office:value="57.2148219621919" calcext:value-type="float">
            <text:p>57.2148219621919</text:p>
          </table:table-cell>
          <table:table-cell office:value-type="float" office:value="29062.8921339146" calcext:value-type="float">
            <text:p>29062.8921339146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7.2148219621919" calcext:value-type="float">
            <text:p>57.21482196219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2" calcext:value-type="float">
            <text:p>12</text:p>
          </table:table-cell>
          <table:table-cell office:value-type="float" office:value="57.2148219621919" calcext:value-type="float">
            <text:p>57.2148219621919</text:p>
          </table:table-cell>
          <table:table-cell office:value-type="float" office:value="22.962021193463" calcext:value-type="float">
            <text:p>22.962021193463</text:p>
          </table:table-cell>
        </table:table-row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59.091910169416" calcext:value-type="float">
            <text:p>59.0919101694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6" calcext:value-type="float">
            <text:p>16</text:p>
          </table:table-cell>
          <table:table-cell office:value-type="float" office:value="62.8510095585625" calcext:value-type="float">
            <text:p>62.8510095585625</text:p>
          </table:table-cell>
          <table:table-cell office:value-type="float" office:value="20822.0317164587" calcext:value-type="float">
            <text:p>20822.0317164587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3.0878063864641" calcext:value-type="float">
            <text:p>63.0878063864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3" calcext:value-type="float">
            <text:p>23</text:p>
          </table:table-cell>
          <table:table-cell office:value-type="float" office:value="63.0878063864641" calcext:value-type="float">
            <text:p>63.0878063864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1" calcext:value-type="float">
            <text:p>11</text:p>
          </table:table-cell>
          <table:table-cell office:value-type="float" office:value="63.4221447676945" calcext:value-type="float">
            <text:p>63.4221447676945</text:p>
          </table:table-cell>
          <table:table-cell office:value-type="float" office:value="30311.2301490112" calcext:value-type="float">
            <text:p>30311.2301490112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5.0919101694161" calcext:value-type="float">
            <text:p>65.0919101694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1" calcext:value-type="float">
            <text:p>21</text:p>
          </table:table-cell>
          <table:table-cell office:value-type="float" office:value="65.0919101694161" calcext:value-type="float">
            <text:p>65.0919101694161</text:p>
          </table:table-cell>
          <table:table-cell office:value-type="float" office:value="6.00000000000001" calcext:value-type="float">
            <text:p>6.00000000000001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4" calcext:value-type="float">
            <text:p>14</text:p>
          </table:table-cell>
          <table:table-cell office:value-type="float" office:value="65.5449041260161" calcext:value-type="float">
            <text:p>65.5449041260161</text:p>
          </table:table-cell>
          <table:table-cell office:value-type="float" office:value="22497.0360756525" calcext:value-type="float">
            <text:p>22497.036075652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66.2871885016863" calcext:value-type="float">
            <text:p>66.28718850168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4" calcext:value-type="float">
            <text:p>24</text:p>
          </table:table-cell>
          <table:table-cell office:value-type="float" office:value="66.2871885016863" calcext:value-type="float">
            <text:p>66.2871885016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5" calcext:value-type="float">
            <text:p>15</text:p>
          </table:table-cell>
          <table:table-cell office:value-type="float" office:value="68.3723940997634" calcext:value-type="float">
            <text:p>68.3723940997634</text:p>
          </table:table-cell>
          <table:table-cell office:value-type="float" office:value="22145.277865007" calcext:value-type="float">
            <text:p>22145.277865007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8" calcext:value-type="float">
            <text:p>8</text:p>
          </table:table-cell>
          <table:table-cell office:value-type="float" office:value="68.7430792719449" calcext:value-type="float">
            <text:p>68.7430792719449</text:p>
          </table:table-cell>
          <table:table-cell office:value-type="float" office:value="44537.8530479284" calcext:value-type="float">
            <text:p>44537.853047928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0.5867163728087" calcext:value-type="float">
            <text:p>70.58671637280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1.5500878522898" calcext:value-type="float">
            <text:p>71.55008785228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6" calcext:value-type="float">
            <text:p>26</text:p>
          </table:table-cell>
          <table:table-cell office:value-type="float" office:value="71.5500878522898" calcext:value-type="float">
            <text:p>71.550087852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2.5764052138976" calcext:value-type="float">
            <text:p>72.57640521389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5" calcext:value-type="float">
            <text:p>25</text:p>
          </table:table-cell>
          <table:table-cell office:value-type="float" office:value="72.5764052138976" calcext:value-type="float">
            <text:p>72.5764052138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7" calcext:value-type="float">
            <text:p>17</text:p>
          </table:table-cell>
          <table:table-cell office:value-type="float" office:value="73.1115057887727" calcext:value-type="float">
            <text:p>73.1115057887727</text:p>
          </table:table-cell>
          <table:table-cell office:value-type="float" office:value="28950.1853578574" calcext:value-type="float">
            <text:p>28950.185357857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3.3054177728406" calcext:value-type="float">
            <text:p>73.30541777284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7" calcext:value-type="float">
            <text:p>27</text:p>
          </table:table-cell>
          <table:table-cell office:value-type="float" office:value="73.3054177728406" calcext:value-type="float">
            <text:p>73.3054177728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4.5314672427959" calcext:value-type="float">
            <text:p>74.53146724279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8" calcext:value-type="float">
            <text:p>28</text:p>
          </table:table-cell>
          <table:table-cell office:value-type="float" office:value="74.5314672427959" calcext:value-type="float">
            <text:p>74.5314672427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2" calcext:value-type="float">
            <text:p>12</text:p>
          </table:table-cell>
          <table:table-cell office:value-type="float" office:value="77.7898173319612" calcext:value-type="float">
            <text:p>77.7898173319612</text:p>
          </table:table-cell>
          <table:table-cell office:value-type="float" office:value="20574.9953697694" calcext:value-type="float">
            <text:p>20574.995369769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7.7898173319612" calcext:value-type="float">
            <text:p>77.7898173319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2" calcext:value-type="float">
            <text:p>22</text:p>
          </table:table-cell>
          <table:table-cell office:value-type="float" office:value="77.7898173319612" calcext:value-type="float">
            <text:p>77.7898173319612</text:p>
          </table:table-cell>
          <table:table-cell office:value-type="float" office:value="17.2031009591525" calcext:value-type="float">
            <text:p>17.2031009591525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9" calcext:value-type="float">
            <text:p>19</text:p>
          </table:table-cell>
          <table:table-cell office:value-type="float" office:value="78.7151432230005" calcext:value-type="float">
            <text:p>78.7151432230005</text:p>
          </table:table-cell>
          <table:table-cell office:value-type="float" office:value="27023.066189486" calcext:value-type="float">
            <text:p>27023.066189486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6" calcext:value-type="float">
            <text:p>6</text:p>
          </table:table-cell>
          <table:table-cell office:value-type="float" office:value="78.8200082673613" calcext:value-type="float">
            <text:p>78.8200082673613</text:p>
          </table:table-cell>
          <table:table-cell office:value-type="float" office:value="57896.9458763305" calcext:value-type="float">
            <text:p>57896.945876330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8.8717550217702" calcext:value-type="float">
            <text:p>78.871755021770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1" calcext:value-type="float">
            <text:p>31</text:p>
          </table:table-cell>
          <table:table-cell office:value-type="float" office:value="78.8717550217702" calcext:value-type="float">
            <text:p>78.871755021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79.8235427092234" calcext:value-type="float">
            <text:p>79.82354270922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9" calcext:value-type="float">
            <text:p>29</text:p>
          </table:table-cell>
          <table:table-cell office:value-type="float" office:value="79.8235427092234" calcext:value-type="float">
            <text:p>79.8235427092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" calcext:value-type="float">
            <text:p>2</text:p>
          </table:table-cell>
          <table:table-cell office:value-type="float" office:value="80.6356577620437" calcext:value-type="float">
            <text:p>80.6356577620437</text:p>
          </table:table-cell>
          <table:table-cell office:value-type="float" office:value="66068.1989820211" calcext:value-type="float">
            <text:p>66068.1989820211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0.6356577620437" calcext:value-type="float">
            <text:p>80.63565776204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13" calcext:value-type="float">
            <text:p>13</text:p>
          </table:table-cell>
          <table:table-cell office:value-type="float" office:value="80.6356577620437" calcext:value-type="float">
            <text:p>80.6356577620437</text:p>
          </table:table-cell>
          <table:table-cell office:value-type="float" office:value="44.7398124920101" calcext:value-type="float">
            <text:p>44.7398124920101</text:p>
          </table:table-cell>
        </table:table-row>
        <table:table-row table:style-name="ro1">
          <table:table-cell office:value-type="string" calcext:value-type="string">
            <text:p>RESOURCE USAGE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23" calcext:value-type="float">
            <text:p>23</text:p>
          </table:table-cell>
          <table:table-cell office:value-type="float" office:value="88.348680866665" calcext:value-type="float">
            <text:p>88.348680866665</text:p>
          </table:table-cell>
          <table:table-cell office:value-type="float" office:value="25260.8744802008" calcext:value-type="float">
            <text:p>25260.8744802008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348680866665" calcext:value-type="float">
            <text:p>88.3486808666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5" calcext:value-type="float">
            <text:p>35</text:p>
          </table:table-cell>
          <table:table-cell office:value-type="float" office:value="88.348680866665" calcext:value-type="float">
            <text:p>88.348680866665</text:p>
          </table:table-cell>
          <table:table-cell office:value-type="float" office:value="4.62602159320133" calcext:value-type="float">
            <text:p>4.62602159320133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8448281111834" calcext:value-type="float">
            <text:p>88.84482811118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88.9995402317084" calcext:value-type="float">
            <text:p>88.9995402317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36" calcext:value-type="float">
            <text:p>36</text:p>
          </table:table-cell>
          <table:table-cell office:value-type="float" office:value="88.9995402317084" calcext:value-type="float">
            <text:p>88.9995402317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0.0862139203772" calcext:value-type="float">
            <text:p>90.08621392037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STEM UTILIZATION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0.4729989241182" calcext:value-type="float">
            <text:p>90.47299892411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 WAIT</text:p>
          </table:table-cell>
          <table:table-cell office:value-type="string" calcext:value-type="string">
            <text:p>62682dc2-d012-4ef4-b6d6-5c7246c7a110</text:p>
          </table:table-cell>
          <table:table-cell office:value-type="float" office:value="40" calcext:value-type="float">
            <text:p>40</text:p>
          </table:table-cell>
          <table:table-cell office:value-type="float" office:value="90.4729989241182" calcext:value-type="float">
            <text:p>90.472998924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 COUNT</text:p>
          </table:table-cell>
          <table:table-cell office:value-type="string" calcext:value-type="string">
            <text:p>62682dc2-d012-4ef4-b6d6-5c7246c7a110</text:p>
          </table:table-cell>
          <table:table-cell office:value-type="string" calcext:value-type="string">
            <text:p>None</text:p>
          </table:table-cell>
          <table:table-cell office:value-type="float" office:value="91.3252032291743" calcext:value-type="float">
            <text:p>91.325203229174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104827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Events.A1:Events.A1048576">
            <calcext:condition calcext:apply-style-name="Accent 1" calcext:value="=&quot;USER LOGIN&quot;" calcext:base-cell-address="Events.A1"/>
            <calcext:condition calcext:apply-style-name="Note" calcext:value="=&quot;SYSTEM UTILIZATION&quot;" calcext:base-cell-address="Events.A1"/>
            <calcext:condition calcext:apply-style-name="Bad" calcext:value="=&quot;USER WAIT&quot;" calcext:base-cell-address="Events.A1"/>
            <calcext:condition calcext:apply-style-name="Accent" calcext:value="=0" calcext:base-cell-address="Events.A1"/>
          </calcext:conditional-format>
          <calcext:conditional-format calcext:target-range-address="Events.C1:Events.C1048576">
            <calcext:condition calcext:apply-style-name="Invis" calcext:value="=&quot;None&quot;" calcext:base-cell-address="Event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nvis" style:family="table-cell" style:parent-style-name="Default">
      <style:table-cell-properties style:diagonal-bl-tr="none" style:diagonal-tl-br="none" fo:background-color="transparent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07:27:56.697250692</dc:date>
    <meta:editing-duration>PT12M4S</meta:editing-duration>
    <meta:editing-cycles>3</meta:editing-cycles>
    <meta:generator>LibreOffice/7.3.7.2$Linux_X86_64 LibreOffice_project/30$Build-2</meta:generator>
    <meta:document-statistic meta:table-count="1" meta:cell-count="1490" meta:object-count="0"/>
  </office:meta>
</office:document-meta>
</file>